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1pt" officeooo:rsid="0018d95d" officeooo:paragraph-rsid="0018d95d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1pt" officeooo:rsid="00210e00" officeooo:paragraph-rsid="00210e00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officeooo:rsid="00027320" officeooo:paragraph-rsid="00176886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rsid="00027320" officeooo:paragraph-rsid="0017688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officeooo:rsid="000321ea" officeooo:paragraph-rsid="00176886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officeooo:rsid="0004ab20" officeooo:paragraph-rsid="0017688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officeooo:rsid="00176886" officeooo:paragraph-rsid="0017688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officeooo:rsid="00176886" officeooo:paragraph-rsid="0017688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17688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176886"/>
    </style:style>
    <style:style style:name="P11" style:family="paragraph" style:parent-style-name="Standard">
      <style:paragraph-properties fo:text-align="start" style:justify-single-word="false"/>
      <style:text-properties officeooo:paragraph-rsid="00c01055"/>
    </style:style>
    <style:style style:name="P12" style:family="paragraph" style:parent-style-name="Standard">
      <style:paragraph-properties fo:text-align="start" style:justify-single-word="false"/>
      <style:text-properties officeooo:paragraph-rsid="00c7a899"/>
    </style:style>
    <style:style style:name="P13" style:family="paragraph" style:parent-style-name="Standard" style:master-page-name="Standard">
      <style:paragraph-properties fo:text-align="start" style:justify-single-word="false" style:page-number="auto"/>
      <style:text-properties style:font-name="Liberation Sans" fo:font-size="12pt" officeooo:rsid="00027320" officeooo:paragraph-rsid="00176886" style:font-size-asian="12pt" style:font-size-complex="12pt"/>
    </style:style>
    <style:style style:name="T1" style:family="text">
      <style:text-properties officeooo:rsid="000321ea"/>
    </style:style>
    <style:style style:name="T2" style:family="text">
      <style:text-properties officeooo:rsid="000715d9"/>
    </style:style>
    <style:style style:name="T3" style:family="text">
      <style:text-properties officeooo:rsid="0008c33c"/>
    </style:style>
    <style:style style:name="T4" style:family="text">
      <style:text-properties officeooo:rsid="00176886"/>
    </style:style>
    <style:style style:name="T5" style:family="text">
      <style:text-properties officeooo:rsid="0017c7fb"/>
    </style:style>
    <style:style style:name="T6" style:family="text">
      <style:text-properties style:font-name="Liberation Sans" officeooo:rsid="000321ea"/>
    </style:style>
    <style:style style:name="T7" style:family="text">
      <style:text-properties style:font-name="Liberation Sans" fo:language="en" fo:country="US" officeooo:rsid="00a1a3fe" style:font-name-asian="宋体" style:language-asian="zh" style:country-asian="CN" style:font-name-complex="Times New Roman1" style:language-complex="ar" style:country-complex="SA"/>
    </style:style>
    <style:style style:name="T8" style:family="text">
      <style:text-properties style:font-name="Liberation Sans" officeooo:rsid="00425016"/>
    </style:style>
    <style:style style:name="T9" style:family="text">
      <style:text-properties style:font-name="Liberation Sans" officeooo:rsid="00431891"/>
    </style:style>
    <style:style style:name="T10" style:family="text">
      <style:text-properties style:font-name="Liberation Sans" officeooo:rsid="0044fda1"/>
    </style:style>
    <style:style style:name="T11" style:family="text">
      <style:text-properties style:font-name="Liberation Sans" fo:font-size="12pt" style:font-size-asian="12pt" style:font-size-complex="12pt"/>
    </style:style>
    <style:style style:name="T12" style:family="text">
      <style:text-properties style:font-name="Liberation Sans" fo:font-size="12pt" officeooo:rsid="00180984" style:font-size-asian="12pt" style:font-size-complex="12pt"/>
    </style:style>
    <style:style style:name="T13" style:family="text">
      <style:text-properties style:font-name="Liberation Sans" fo:font-size="12pt" officeooo:rsid="0004ab20" style:font-size-asian="12pt" style:font-size-complex="12pt"/>
    </style:style>
    <style:style style:name="T14" style:family="text">
      <style:text-properties style:font-name="Liberation Sans" fo:font-size="12pt" officeooo:rsid="0050475c" style:font-size-asian="12pt" style:font-size-complex="12pt"/>
    </style:style>
    <style:style style:name="T15" style:family="text">
      <style:text-properties style:font-name="Liberation Sans" fo:font-size="12pt" officeooo:rsid="0051e95e" style:font-size-asian="12pt" style:font-size-complex="12pt"/>
    </style:style>
    <style:style style:name="T16" style:family="text">
      <style:text-properties style:font-name="Liberation Sans" fo:font-size="12pt" officeooo:rsid="004e2e7b" style:font-size-asian="12pt" style:font-size-complex="12pt"/>
    </style:style>
    <style:style style:name="T17" style:family="text">
      <style:text-properties style:font-name="Liberation Sans" fo:font-size="12pt" officeooo:rsid="000b33a6" style:font-size-asian="12pt" style:font-size-complex="12pt"/>
    </style:style>
    <style:style style:name="T18" style:family="text">
      <style:text-properties style:font-name="Liberation Sans" fo:font-size="12pt" officeooo:rsid="00797d2a" style:font-size-asian="12pt" style:font-size-complex="12pt"/>
    </style:style>
    <style:style style:name="T19" style:family="text">
      <style:text-properties style:font-name="Liberation Sans" fo:font-size="12pt" officeooo:rsid="007a4277" style:font-size-asian="12pt" style:font-size-complex="12pt"/>
    </style:style>
    <style:style style:name="T20" style:family="text">
      <style:text-properties style:font-name="Liberation Sans" fo:font-size="12pt" officeooo:rsid="00848383" style:font-size-asian="12pt" style:font-size-complex="12pt"/>
    </style:style>
    <style:style style:name="T21" style:family="text">
      <style:text-properties style:font-name="Liberation Sans" fo:font-size="12pt" officeooo:rsid="0085f394" style:font-size-asian="12pt" style:font-size-complex="12pt"/>
    </style:style>
    <style:style style:name="T22" style:family="text">
      <style:text-properties style:font-name="Liberation Sans" fo:font-size="12pt" officeooo:rsid="0088c41c" style:font-size-asian="12pt" style:font-size-complex="12pt"/>
    </style:style>
    <style:style style:name="T23" style:family="text">
      <style:text-properties style:font-name="Liberation Sans" fo:font-size="12pt" officeooo:rsid="008a841d" style:font-size-asian="12pt" style:font-size-complex="12pt"/>
    </style:style>
    <style:style style:name="T24" style:family="text">
      <style:text-properties style:font-name="Liberation Sans" fo:font-size="12pt" officeooo:rsid="0095329c" style:font-size-asian="12pt" style:font-size-complex="12pt"/>
    </style:style>
    <style:style style:name="T25" style:family="text">
      <style:text-properties style:font-name="Liberation Sans" fo:font-size="12pt" officeooo:rsid="0099bedd" style:font-size-asian="12pt" style:font-size-complex="12pt"/>
    </style:style>
    <style:style style:name="T26" style:family="text">
      <style:text-properties style:font-name="Liberation Sans" fo:font-size="12pt" officeooo:rsid="009d27f1" style:font-size-asian="12pt" style:font-size-complex="12pt"/>
    </style:style>
    <style:style style:name="T27" style:family="text">
      <style:text-properties style:font-name="Liberation Sans" fo:font-size="12pt" officeooo:rsid="00ad4099" style:font-size-asian="12pt" style:font-size-complex="12pt"/>
    </style:style>
    <style:style style:name="T28" style:family="text">
      <style:text-properties style:font-name="Liberation Sans" fo:font-size="12pt" officeooo:rsid="00afe14c" style:font-size-asian="12pt" style:font-size-complex="12pt"/>
    </style:style>
    <style:style style:name="T29" style:family="text">
      <style:text-properties style:font-name="Liberation Sans" fo:font-size="12pt" officeooo:rsid="00b18305" style:font-size-asian="12pt" style:font-size-complex="12pt"/>
    </style:style>
    <style:style style:name="T30" style:family="text">
      <style:text-properties style:font-name="Liberation Sans" fo:font-size="12pt" officeooo:rsid="00c01055" style:font-size-asian="12pt" style:font-size-complex="12pt"/>
    </style:style>
    <style:style style:name="T31" style:family="text">
      <style:text-properties style:font-name="Liberation Sans" fo:font-size="12pt" officeooo:rsid="00c4ec13" style:font-size-asian="12pt" style:font-size-complex="12pt"/>
    </style:style>
    <style:style style:name="T32" style:family="text">
      <style:text-properties style:font-name="Liberation Sans" fo:font-size="12pt" officeooo:rsid="00c7a899" style:font-size-asian="12pt" style:font-size-complex="12pt"/>
    </style:style>
    <style:style style:name="T33" style:family="text">
      <style:text-properties style:font-name="Liberation Sans" fo:font-size="12pt" officeooo:rsid="00c7cfc5" style:font-size-asian="12pt" style:font-size-complex="12pt"/>
    </style:style>
    <style:style style:name="T34" style:family="text">
      <style:text-properties style:font-name="Liberation Sans" fo:font-size="12pt" officeooo:rsid="00ce2faa" style:font-size-asian="12pt" style:font-size-complex="12pt"/>
    </style:style>
    <style:style style:name="T35" style:family="text">
      <style:text-properties style:font-name="Liberation Sans" fo:font-size="12pt" officeooo:rsid="00d169b8" style:font-size-asian="12pt" style:font-size-complex="12pt"/>
    </style:style>
    <style:style style:name="T36" style:family="text">
      <style:text-properties style:font-name="Liberation Sans" fo:font-size="12pt" officeooo:rsid="00d3cd0f" style:font-size-asian="12pt" style:font-size-complex="12pt"/>
    </style:style>
    <style:style style:name="T37" style:family="text">
      <style:text-properties style:font-name="Liberation Sans" fo:font-size="12pt" officeooo:rsid="00d60b93" style:font-size-asian="12pt" style:font-size-complex="12pt"/>
    </style:style>
    <style:style style:name="T38" style:family="text">
      <style:text-properties style:font-name="Liberation Sans" fo:font-size="12pt" fo:language="en" fo:country="US" officeooo:rsid="005cf812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39" style:family="text">
      <style:text-properties style:font-name="Liberation Sans" fo:font-size="12pt" fo:language="en" fo:country="US" officeooo:rsid="007fcfbf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0" style:family="text">
      <style:text-properties style:font-name="Liberation Sans" fo:font-size="12pt" fo:language="en" fo:country="US" officeooo:rsid="009870bb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1" style:family="text">
      <style:text-properties style:font-name="Liberation Sans" fo:font-size="12pt" fo:language="en" fo:country="US" officeooo:rsid="00b0a02d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2" style:family="text">
      <style:text-properties style:font-name="Liberation Sans" fo:font-size="12pt" fo:language="en" fo:country="US" officeooo:rsid="00c01055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3" style:family="text">
      <style:text-properties style:font-name="Liberation Sans" fo:font-size="12pt" fo:language="en" fo:country="US" officeooo:rsid="00c4ec13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4" style:family="text">
      <style:text-properties style:font-name="Liberation Sans" fo:font-size="12pt" fo:language="en" fo:country="US" officeooo:rsid="00c669d5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5" style:family="text">
      <style:text-properties style:font-name="Liberation Sans" fo:font-size="12pt" fo:language="en" fo:country="US" officeooo:rsid="00c7a899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6" style:family="text">
      <style:text-properties style:font-name="Liberation Sans" fo:font-size="12pt" fo:language="en" fo:country="US" officeooo:rsid="00c7cfc5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7" style:family="text">
      <style:text-properties style:font-name="Liberation Sans" fo:font-size="12pt" fo:language="en" fo:country="US" officeooo:rsid="00ce2faa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8" style:family="text">
      <style:text-properties style:font-name="Liberation Sans" fo:font-size="12pt" fo:language="en" fo:country="US" officeooo:rsid="00d60b93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9" style:family="text">
      <style:text-properties style:font-name="Liberation Sans" fo:font-size="12pt" fo:language="en" fo:country="US" officeooo:rsid="00d76d66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50" style:family="text">
      <style:text-properties style:font-name="Liberation Sans" fo:font-size="12pt" fo:language="en" fo:country="US" officeooo:rsid="00dbaad7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51" style:family="text">
      <style:text-properties style:font-name="Liberation Sans" fo:font-size="12pt" fo:language="en" fo:country="US" officeooo:rsid="00de12ec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52" style:family="text">
      <style:text-properties style:font-name="Liberation Sans" officeooo:rsid="00564299"/>
    </style:style>
    <style:style style:name="T53" style:family="text">
      <style:text-properties style:font-name="Liberation Sans" officeooo:rsid="00a3e2a5"/>
    </style:style>
    <style:style style:name="T54" style:family="text">
      <style:text-properties style:font-name="Liberation Sans" officeooo:rsid="00a58d29"/>
    </style:style>
    <style:style style:name="T55" style:family="text">
      <style:text-properties style:font-name="Liberation Sans" officeooo:rsid="00a5f762"/>
    </style:style>
    <style:style style:name="T56" style:family="text">
      <style:text-properties style:font-name="Liberation Sans" officeooo:rsid="00a65991"/>
    </style:style>
    <style:style style:name="T57" style:family="text">
      <style:text-properties style:font-name="Liberation Sans" officeooo:rsid="00c7a899"/>
    </style:style>
    <style:style style:name="T58" style:family="text">
      <style:text-properties style:font-name="Liberation Sans" officeooo:rsid="00caf0e5"/>
    </style:style>
    <style:style style:name="T59" style:family="text">
      <style:text-properties fo:font-size="10.5pt" style:font-size-asian="10.5pt" style:font-size-complex="10.5pt"/>
    </style:style>
    <style:style style:name="T60" style:family="text">
      <style:text-properties fo:font-size="10.5pt" officeooo:rsid="001f115f" style:font-size-asian="10.5pt" style:font-size-complex="10.5pt"/>
    </style:style>
    <style:style style:name="T61" style:family="text">
      <style:text-properties officeooo:rsid="00347843"/>
    </style:style>
    <style:style style:name="T62" style:family="text">
      <style:text-properties officeooo:rsid="0039a421"/>
    </style:style>
    <style:style style:name="T63" style:family="text">
      <style:text-properties officeooo:rsid="003e1bb5"/>
    </style:style>
    <style:style style:name="T64" style:family="text">
      <style:text-properties officeooo:rsid="003e75f9"/>
    </style:style>
    <style:style style:name="T65" style:family="text">
      <style:text-properties officeooo:rsid="009ec1ef"/>
    </style:style>
    <style:style style:name="T66" style:family="text">
      <style:text-properties officeooo:rsid="00a0096c"/>
    </style:style>
    <style:style style:name="T67" style:family="text">
      <style:text-properties officeooo:rsid="00a72a63"/>
    </style:style>
    <style:style style:name="T68" style:family="text">
      <style:text-properties officeooo:rsid="00b95d7b"/>
    </style:style>
    <style:style style:name="T69" style:family="text">
      <style:text-properties officeooo:rsid="00befc81"/>
    </style:style>
    <style:style style:name="T70" style:family="text">
      <style:text-properties officeooo:rsid="00c7a899"/>
    </style:style>
    <style:style style:name="T71" style:family="text">
      <style:text-properties officeooo:rsid="00caf0e5"/>
    </style:style>
    <style:style style:name="T72" style:family="text">
      <style:text-properties officeooo:rsid="00cbdb8e"/>
    </style:style>
    <style:style style:name="T73" style:family="text">
      <style:text-properties officeooo:rsid="00ccee98"/>
    </style:style>
    <style:style style:name="T74" style:family="text">
      <style:text-properties officeooo:rsid="00d60b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 meditação é enganosamente simples. Em certo sentido, as instruções completas são: "Esteja aqui - agora!"</text:p>
      <text:p text:style-name="P3"/>
      <text:p text:style-name="P3">Isto pode parecer ter <text:span text:style-name="T71">pouco </text:span>sentido. Você poderá responder: "Estou aqui, agora. Como é que poderia ser <text:span text:style-name="T71">de outra maneira</text:span>?" O resto deste curso é dedicado a explicar como pode estar <text:span text:style-name="T71">pouco</text:span> aqui, agora - <text:span text:style-name="T74">com</text:span> formas de voltar<text:span text:style-name="T61"> </text:span>aqui e agora.</text:p>
      <text:p text:style-name="P3"/>
      <text:p text:style-name="P3">Há muito a dizer sobre meditação - o suficiente para preencher muitos livros. A meditação pode parecer complexa - isso é apenas porque os conceitos que usamos para entender nossas mentes são complexos. Durante este curso, aprenderá <text:span text:style-name="T71">a</text:span> remover esses conceitos e <text:span text:style-name="T69">a</text:span> olhar directamente para a mente. <text:span text:style-name="T65">A</text:span>prenderá a experimentar a simplicidade, a clareza e o poder de <text:span text:style-name="T65">a</text:span> mente <text:span text:style-name="T62">des</text:span>conceituada.</text:p>
      <text:p text:style-name="P3"/>
      <text:p text:style-name="P4">Medita<text:span text:style-name="T1">ção</text:span></text:p>
      <text:p text:style-name="P4"/>
      <text:p text:style-name="P5">Sent<text:span text:style-name="T66">a</text:span> <text:span text:style-name="T63">em algum</text:span> sítio silencios<text:span text:style-name="T70">i</text:span>. <text:span text:style-name="T72">Pode tentar </text:span><text:span text:style-name="T73">algum sítio com</text:span><text:span text:style-name="T72"> muito silêncio – m</text:span><text:span text:style-name="T2">ú</text:span>sica, barulho d<text:span text:style-name="T64">a</text:span> televisão, ou pessoas a falar ser<text:span text:style-name="T3">á</text:span><text:span text:style-name="T71"> </text:span>distractivo. Alguns tipos de meditaçã<text:span text:style-name="T71">o</text:span> podem ser realizad<text:span text:style-name="T5">o</text:span>s enquanto se ouve música – mas est<text:span text:style-name="T74">i</text:span> métod<text:span text:style-name="T70">i é </text:span><text:span text:style-name="T71">diferente</text:span>.</text:p>
      <text:p text:style-name="P3"/>
      <text:p text:style-name="P9"><text:span text:style-name="T6">Sent</text:span><text:span text:style-name="T7">a</text:span><text:span text:style-name="T6"> confortavelmente. Sentar numa cadeira </text:span><text:span text:style-name="T52">está ok</text:span><text:span text:style-name="T6">. Se estiver acostumad</text:span><text:span text:style-name="T8">i</text:span><text:span text:style-name="T6"> a sentar sobre uma almofada no chão - e pode faz</text:span><text:span text:style-name="T53">er iss</text:span><text:span text:style-name="T58">o</text:span><text:span text:style-name="T6"> facilmente – </text:span><text:span text:style-name="T54">também está ok</text:span><text:span text:style-name="T6">. Sent</text:span><text:span text:style-name="T55">a</text:span><text:span text:style-name="T6"> razoavelmente erect</text:span><text:span text:style-name="T9">i</text:span><text:span text:style-name="T6">, </text:span><text:span text:style-name="T57">sem</text:span><text:span text:style-name="T10"> </text:span><text:span text:style-name="T6">esforç</text:span><text:span text:style-name="T56">a</text:span><text:span text:style-name="T57">r</text:span><text:span text:style-name="T6"> </text:span><text:span text:style-name="T57">i</text:span><text:span text:style-name="T6"> alcançar qualquer postura particular.</text:span></text:p>
      <text:p text:style-name="P3"/>
      <text:p text:style-name="P5">Us<text:span text:style-name="T67">a</text:span> roupas solt<text:span text:style-name="T70">a</text:span>s <text:span text:style-name="T74">e</text:span> confortáveis. Solt<text:span text:style-name="T70">a</text:span> o cinto se estiver apertado.</text:p>
      <text:p text:style-name="P5"/>
      <text:p text:style-name="P12"><text:span text:style-name="T46">(</text:span><text:span text:style-name="T45">Fecha os olhos quase totalmente, de maneira a que um</text:span><text:span text:style-name="T47">a</text:span><text:span text:style-name="T45"> pequeni luz entr</text:span><text:span text:style-name="T46">a</text:span><text:span text:style-name="T45">, e </text:span><text:span text:style-name="T46">de maneira a</text:span><text:span text:style-name="T45"> que </text:span><text:span text:style-name="T46">um</text:span><text:span text:style-name="T47">a</text:span><text:span text:style-name="T46"> grandi escuridão entra.)</text:span></text:p>
      <text:p text:style-name="P3"/>
      <text:p text:style-name="P10"><text:span text:style-name="T11">Quando pensament</text:span><text:span text:style-name="T32">i</text:span><text:span text:style-name="T11"> v</text:span><text:span text:style-name="T17">ê</text:span><text:span text:style-name="T11">m – deixa-</text:span><text:span text:style-name="T32">i</text:span><text:span text:style-name="T11"> vir. Quando pensament</text:span><text:span text:style-name="T32">i</text:span><text:span text:style-name="T11"> v</text:span><text:span text:style-name="T32">ai</text:span><text:span text:style-name="T11"> – deixa-</text:span><text:span text:style-name="T32">i</text:span><text:span text:style-name="T11"> ir. Se encontra </text:span><text:span text:style-name="T38">em envolviment</text:span><text:span text:style-name="T45">i</text:span><text:span text:style-name="T38"> com uma</text:span><text:span text:style-name="T11"> corrente de pensament</text:span><text:span text:style-name="T32">i</text:span><text:span text:style-name="T11">, deix</text:span><text:span text:style-name="T27">a</text:span><text:span text:style-name="T11"> </text:span><text:span text:style-name="T32">i</text:span><text:span text:style-name="T23"> envolviment</text:span><text:span text:style-name="T32">i</text:span><text:span text:style-name="T23"> </text:span><text:span text:style-name="T24">pensativ</text:span><text:span text:style-name="T32">i</text:span><text:span text:style-name="T11">. Continu</text:span><text:span text:style-name="T28">a</text:span><text:span text:style-name="T11"> a deix</text:span><text:span text:style-name="T18">ar </text:span><text:span text:style-name="T34">i</text:span><text:span text:style-name="T23"> envolviment</text:span><text:span text:style-name="T32">i</text:span><text:span text:style-name="T13">. Permaneça</text:span><text:span text:style-name="T48"> </text:span><text:span text:style-name="T39">deixa</text:span><text:span text:style-name="T41">n</text:span><text:span text:style-name="T45">di</text:span><text:span text:style-name="T13">. </text:span><text:span text:style-name="T40">Apenas d</text:span><text:span text:style-name="T20">eix</text:span><text:span text:style-name="T33">i</text:span><text:span text:style-name="T20"> </text:span><text:span text:style-name="T37">i vir i </text:span><text:span text:style-name="T26">seguir</text:span><text:span text:style-name="T13">. Aconteça o que acontecer – deix</text:span><text:span text:style-name="T29">a</text:span><text:span text:style-name="T13"> iss</text:span><text:span text:style-name="T36">o</text:span><text:span text:style-name="T19"> </text:span><text:span text:style-name="T25">estar</text:span><text:span text:style-name="T21"> onde </text:span><text:span text:style-name="T22">iss</text:span><text:span text:style-name="T36">o</text:span><text:span text:style-name="T22"> </text:span><text:span text:style-name="T21">é</text:span><text:span text:style-name="T13">.</text:span></text:p>
      <text:p text:style-name="P6"/>
      <text:p text:style-name="P11"><text:span text:style-name="T13">Se</text:span><text:span text:style-name="T12"> </text:span><text:span text:style-name="T13">sent</text:span><text:span text:style-name="T16">ir</text:span><text:span text:style-name="T13"> bem – </text:span><text:span text:style-name="T35">deixa partir</text:span><text:span text:style-name="T13"> </text:span><text:span text:style-name="T31">i </text:span><text:span text:style-name="T13">pensament</text:span><text:span text:style-name="T30">i</text:span><text:span text:style-name="T13"> positivo. Se sent</text:span><text:span text:style-name="T14">ir</text:span><text:span text:style-name="T13"> mal – </text:span><text:span text:style-name="T35">deixa</text:span><text:span text:style-name="T30"> </text:span><text:span text:style-name="T35">chegar</text:span><text:span text:style-name="T30"> i</text:span><text:span text:style-name="T13"> pensament</text:span><text:span text:style-name="T30">i</text:span><text:span text:style-name="T13"> negativo. Especialmente importante: se</text:span><text:span text:style-name="T15"> </text:span><text:span text:style-name="T42">sentir nada</text:span><text:span text:style-name="T13"> em particular – </text:span><text:span text:style-name="T44">deixa </text:span><text:span text:style-name="T49">isso </text:span><text:span text:style-name="T51">continuar</text:span><text:span text:style-name="T43">.</text:span></text:p>
      <text:p text:style-name="P3"/>
      <text:p text:style-name="P6">Mant<text:span text:style-name="T4">enha i presente</text:span>.</text:p>
      <text:p text:style-name="P6"/>
      <text:p text:style-name="P7">Tent<text:span text:style-name="T68">a</text:span> durante cinco minutos. Se sentir ambiciosi, tent<text:span text:style-name="T68">a</text:span> dez minutos. Veja como corre.</text:p>
      <text:p text:style-name="P8"/>
      <text:p text:style-name="P1"><text:span text:style-name="T60">original: </text:span><text:a xlink:type="simple" xlink:href="http://www.aromeditation.org/" text:style-name="Internet_20_link" text:visited-style-name="Visited_20_Internet_20_Link"><text:span text:style-name="T59">www.aromeditation.org</text:span></text:a></text:p>
      <text:p text:style-name="P2"><text:span text:style-name="T59">restruturação: </text:span><text:a xlink:type="simple" xlink:href="http://www.brighterdan.com/" text:style-name="Internet_20_link" text:visited-style-name="Visited_20_Internet_20_Link"><text:span text:style-name="T59">www.brighterdan.com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PT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pt" fo:country="PT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0T09:38:00</meta:creation-date>
    <meta:initial-creator>daniel</meta:initial-creator>
    <meta:print-date>2019-02-10T08:56:00</meta:print-date>
    <dc:date>2020-10-20T16:32:04.796053984</dc:date>
    <meta:editing-cycles>144</meta:editing-cycles>
    <meta:editing-duration>PT4H18M34S</meta:editing-duration>
    <meta:generator>LibreOffice/7.0.2.2$Linux_X86_64 LibreOffice_project/00$Build-2</meta:generator>
    <meta:document-statistic meta:table-count="0" meta:image-count="0" meta:object-count="0" meta:page-count="1" meta:paragraph-count="14" meta:word-count="320" meta:character-count="2062" meta:non-whitespace-character-count="1747"/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